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424in"/>
    </style:style>
    <style:style style:name="Table1.B" style:family="table-column">
      <style:table-column-properties style:column-width="2.5681in"/>
    </style:style>
    <style:style style:name="Table1.C" style:family="table-column">
      <style:table-column-properties style:column-width="2.5896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1.3" style:family="table-row">
      <style:table-row-properties style:min-row-height="0.5347in" fo:keep-together="auto"/>
    </style:style>
    <style:style style:name="P1" style:family="paragraph" style:parent-style-name="Standard">
      <style:paragraph-properties fo:line-height="200%"/>
    </style:style>
    <style:style style:name="P2" style:family="paragraph" style:parent-style-name="Standard" style:list-style-name="WWNum13">
      <style:paragraph-properties fo:margin-left="0.5in" fo:margin-right="0in" fo:line-height="200%" fo:text-indent="-0.25in" style:auto-text-indent="false"/>
    </style:style>
    <style:style style:name="P3" style:family="paragraph" style:parent-style-name="Standard" style:list-style-name="WWNum7">
      <style:paragraph-properties fo:margin-left="0.5in" fo:margin-right="0in" fo:line-height="200%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7" style:family="paragraph" style:parent-style-name="Standard" style:list-style-name="WWNum22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1" style:family="paragraph" style:parent-style-name="Standard" style:list-style-name="WWNum26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3" style:family="paragraph" style:parent-style-name="Standard" style:list-style-name="WWNum20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4" style:family="paragraph" style:parent-style-name="Standard" style:list-style-name="WWNum32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5" style:family="paragraph" style:parent-style-name="Standard" style:list-style-name="WWNum29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6" style:family="paragraph" style:parent-style-name="Standard" style:list-style-name="WWNum30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7" style:family="paragraph" style:parent-style-name="Standard" style:list-style-name="WWNum23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8" style:family="paragraph" style:parent-style-name="Standard" style:list-style-name="WWNum28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9" style:family="paragraph" style:parent-style-name="Standard" style:list-style-name="WWNum25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20" style:family="paragraph" style:parent-style-name="Standard" style:list-style-name="WWNum24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5" style:family="paragraph" style:parent-style-name="Standard" style:list-style-name="WWNum22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6" style:family="paragraph" style:parent-style-name="Standard" style:list-style-name="WWNum17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8" style:family="paragraph" style:parent-style-name="Standard" style:list-style-name="WWNum11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9" style:family="paragraph" style:parent-style-name="Standard" style:list-style-name="WWNum12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0" style:family="paragraph" style:parent-style-name="Standard" style:list-style-name="WWNum26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2" style:family="paragraph" style:parent-style-name="Standard" style:list-style-name="WWNum20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3" style:family="paragraph" style:parent-style-name="Standard" style:list-style-name="WWNum32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4" style:family="paragraph" style:parent-style-name="Standard" style:list-style-name="WWNum29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5" style:family="paragraph" style:parent-style-name="Standard" style:list-style-name="WWNum23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6" style:family="paragraph" style:parent-style-name="Standard" style:list-style-name="WWNum24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8" style:family="paragraph" style:parent-style-name="Standard" style:list-style-name="WWNum27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39" style:family="paragraph" style:parent-style-name="Standard" style:list-style-name="WWNum27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40" style:family="paragraph" style:parent-style-name="Standard" style:list-style-name="WWNum7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41" style:family="paragraph" style:parent-style-name="Standard" style:list-style-name="WWNum8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3" style:family="paragraph" style:parent-style-name="Standard" style:list-style-name="WWNum17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6" style:family="paragraph" style:parent-style-name="Standard" style:list-style-name="WWNum12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7" style:family="paragraph" style:parent-style-name="Standard" style:list-style-name="WWNum26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8" style:family="paragraph" style:parent-style-name="Standard" style:list-style-name="WWNum5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9" style:family="paragraph" style:parent-style-name="Standard" style:list-style-name="WWNum20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0" style:family="paragraph" style:parent-style-name="Standard" style:list-style-name="WWNum32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1" style:family="paragraph" style:parent-style-name="Standard" style:list-style-name="WWNum29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2" style:family="paragraph" style:parent-style-name="Standard" style:list-style-name="WWNum30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3" style:family="paragraph" style:parent-style-name="Standard" style:list-style-name="WWNum23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4" style:family="paragraph" style:parent-style-name="Standard" style:list-style-name="WWNum28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5" style:family="paragraph" style:parent-style-name="Standard" style:list-style-name="WWNum25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6" style:family="paragraph" style:parent-style-name="Standard" style:list-style-name="WWNum24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7" style:family="paragraph" style:parent-style-name="Standard" style:list-style-name="WWNum9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8" style:family="paragraph" style:parent-style-name="Standard" style:list-style-name="WWNum27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59" style:family="paragraph" style:parent-style-name="Standard" style:list-style-name="WWNum15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60" style:family="paragraph" style:parent-style-name="Standard" style:list-style-name="WWNum3">
      <style:paragraph-properties fo:margin-left="0.5in" fo:margin-right="0in" fo:margin-top="0.1665in" fo:margin-bottom="0.1665in" loext:contextual-spacing="false" fo:line-height="200%" fo:text-align="justify" style:justify-single-word="false" fo:text-indent="-0.25in" style:auto-text-indent="false"/>
    </style:style>
    <style:style style:name="P61" style:family="paragraph" style:parent-style-name="Standard" style:list-style-name="WWNum4">
      <style:paragraph-properties fo:margin-left="0.5in" fo:margin-right="0in" fo:margin-top="0.1665in" fo:margin-bottom="0.1665in" loext:contextual-spacing="false" fo:line-height="200%" fo:text-align="justify" style:justify-single-word="false" fo:text-indent="-0.25in" style:auto-text-indent="false"/>
    </style:style>
    <style:style style:name="P62" style:family="paragraph" style:parent-style-name="Standard" style:list-style-name="WWNum31">
      <style:paragraph-properties fo:margin-left="0.5in" fo:margin-right="0in" fo:margin-top="0.1665in" fo:margin-bottom="0.1665in" loext:contextual-spacing="false" fo:line-height="200%" fo:text-align="justify" style:justify-single-word="false" fo:text-indent="-0.25in" style:auto-text-indent="false"/>
    </style:style>
    <style:style style:name="P63" style:family="paragraph" style:parent-style-name="Standard" style:list-style-name="WWNum19">
      <style:paragraph-properties fo:margin-left="0.5in" fo:margin-right="0in" fo:margin-top="0.1665in" fo:margin-bottom="0.1665in" loext:contextual-spacing="false" fo:line-height="200%" fo:text-align="justify" style:justify-single-word="false" fo:text-indent="-0.25in" style:auto-text-indent="false"/>
    </style:style>
    <style:style style:name="P64" style:family="paragraph" style:parent-style-name="Standard" style:list-style-name="WWNum6">
      <style:paragraph-properties fo:margin-left="0.5in" fo:margin-right="0in" fo:margin-top="0.1665in" fo:margin-bottom="0.1665in" loext:contextual-spacing="false" fo:line-height="200%" fo:text-align="justify" style:justify-single-word="false" fo:text-indent="-0.25in" style:auto-text-indent="false"/>
    </style:style>
    <style:style style:name="P65" style:family="paragraph" style:parent-style-name="Standard" style:list-style-name="WWNum10">
      <style:paragraph-properties fo:margin-left="0.5in" fo:margin-right="0in" fo:margin-top="0.1665in" fo:margin-bottom="0.1665in" loext:contextual-spacing="false" fo:line-height="200%" fo:text-align="justify" style:justify-single-word="false" fo:text-indent="-0.25in" style:auto-text-indent="false"/>
    </style:style>
    <style:style style:name="P66" style:family="paragraph" style:parent-style-name="Standard" style:list-style-name="WWNum14" style:master-page-name="Standard">
      <style:paragraph-properties fo:margin-left="0.5in" fo:margin-right="0in" fo:line-height="200%" fo:text-indent="-0.25in" style:auto-text-indent="false" style:page-number="1"/>
    </style:style>
    <style:style style:name="P67" style:family="paragraph" style:parent-style-name="Standard">
      <style:paragraph-properties fo:margin-left="0.5in" fo:margin-right="0in" fo:margin-top="0.1665in" fo:margin-bottom="0.1665in" loext:contextual-spacing="false" fo:line-height="200%" fo:text-indent="0in" style:auto-text-indent="false"/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P68" style:family="paragraph" style:parent-style-name="Standard">
      <style:paragraph-properties fo:margin-left="0.5in" fo:margin-right="0in" fo:margin-top="0.1665in" fo:margin-bottom="0.1665in" loext:contextual-spacing="false" fo:line-height="200%" fo:text-indent="0in" style:auto-text-indent="false"/>
    </style:style>
    <style:style style:name="P69" style:family="paragraph" style:parent-style-name="Standard">
      <style:paragraph-properties fo:margin-left="0.5in" fo:margin-right="0in" fo:line-height="200%" fo:text-indent="0in" style:auto-text-indent="false"/>
    </style:style>
    <style:style style:name="P70" style:family="paragraph" style:parent-style-name="Standard">
      <style:paragraph-properties fo:margin-left="0.5in" fo:margin-right="0in" fo:line-height="200%" fo:text-indent="0in" style:auto-text-indent="false"/>
      <style:text-properties style:font-name="Playfair Display" style:font-name-asian="Playfair Display1" style:font-name-complex="Playfair Display1"/>
    </style:style>
    <style:style style:name="P71" style:family="paragraph" style:parent-style-name="Standard">
      <style:paragraph-properties fo:margin-left="0.5in" fo:margin-right="0in" fo:text-indent="0in" style:auto-text-indent="false"/>
      <style:text-properties fo:color="#666666" fo:font-size="12pt" style:font-size-asian="12pt" style:font-size-complex="12pt"/>
    </style:style>
    <style:style style:name="P72" style:family="paragraph" style:parent-style-name="Standard">
      <style:paragraph-properties fo:margin-left="0in" fo:margin-right="0in" fo:line-height="200%" fo:text-indent="0in" style:auto-text-indent="false"/>
    </style:style>
    <style:style style:name="P73" style:family="paragraph" style:parent-style-name="Standard">
      <style:paragraph-properties fo:margin-left="0in" fo:margin-right="0in" fo:line-height="200%" fo:text-indent="0in" style:auto-text-indent="false"/>
      <style:text-properties style:font-name="Playfair Display" style:font-name-asian="Playfair Display1" style:font-name-complex="Playfair Display1"/>
    </style:style>
    <style:style style:name="P74" style:family="paragraph" style:parent-style-name="Standard">
      <style:paragraph-properties fo:margin-left="0in" fo:margin-right="0in" fo:margin-top="0.1665in" fo:margin-bottom="0.1665in" loext:contextual-spacing="false" fo:line-height="200%" fo:text-indent="0in" style:auto-text-indent="false"/>
    </style:style>
    <style:style style:name="P75" style:family="paragraph" style:parent-style-name="Standard">
      <style:paragraph-properties fo:margin-left="0in" fo:margin-right="0in" fo:margin-top="0.1665in" fo:margin-bottom="0.1665in" loext:contextual-spacing="false" fo:line-height="200%" fo:text-indent="0in" style:auto-text-indent="false"/>
      <style:text-properties style:font-name="Playfair Display" style:font-name-asian="Playfair Display1" style:font-name-complex="Playfair Display1"/>
    </style:style>
    <style:style style:name="P76" style:family="paragraph" style:parent-style-name="Standard">
      <style:paragraph-properties fo:margin-top="0.1665in" fo:margin-bottom="0.1665in" loext:contextual-spacing="false" fo:line-height="200%"/>
    </style:style>
    <style:style style:name="P77" style:family="paragraph" style:parent-style-name="Standard">
      <style:paragraph-properties fo:margin-top="0.1665in" fo:margin-bottom="0.1665in" loext:contextual-spacing="false" fo:line-height="200%" fo:text-align="center" style:justify-single-word="false"/>
    </style:style>
    <style:style style:name="P78" style:family="paragraph" style:parent-style-name="Standard">
      <style:paragraph-properties fo:margin-top="0.1665in" fo:margin-bottom="0.1665in" loext:contextual-spacing="false" fo:line-height="200%"/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P79" style:family="paragraph" style:parent-style-name="Standard" style:list-style-name="WWNum21">
      <style:paragraph-properties fo:margin-left="1in" fo:margin-right="0in" fo:line-height="200%" fo:text-indent="-0.25in" style:auto-text-indent="false"/>
    </style:style>
    <style:style style:name="P80" style:family="paragraph" style:parent-style-name="Standard" style:list-style-name="WWNum16">
      <style:paragraph-properties fo:margin-left="1in" fo:margin-right="0in" fo:line-height="200%" fo:text-indent="-0.25in" style:auto-text-indent="false"/>
    </style:style>
    <style:style style:name="P81" style:family="paragraph" style:parent-style-name="Standard">
      <style:paragraph-properties fo:margin-left="1in" fo:margin-right="0in" fo:line-height="200%" fo:text-indent="0in" style:auto-text-indent="false"/>
    </style:style>
    <style:style style:name="P82" style:family="paragraph" style:parent-style-name="Standard" style:list-style-name="WWNum18">
      <style:paragraph-properties fo:margin-left="1.5in" fo:margin-right="0in" fo:line-height="200%" fo:text-indent="-0.25in" style:auto-text-indent="false"/>
    </style:style>
    <style:style style:name="P83" style:family="paragraph" style:parent-style-name="Heading_20_3">
      <style:paragraph-properties fo:margin-top="0.1945in" fo:margin-bottom="0.0555in" loext:contextual-spacing="false" fo:line-height="200%" fo:keep-together="auto" fo:keep-with-next="auto"/>
    </style:style>
    <style:style style:name="P84" style:family="paragraph" style:parent-style-name="Heading_20_3">
      <style:paragraph-properties fo:margin-top="0.1945in" fo:margin-bottom="0.0555in" loext:contextual-spacing="false" fo:line-height="200%" fo:text-align="justify" style:justify-single-word="false" fo:keep-together="auto" fo:keep-with-next="auto"/>
    </style:style>
    <style:style style:name="P85" style:family="paragraph" style:parent-style-name="Heading_20_3">
      <style:paragraph-properties fo:margin-left="0.5in" fo:margin-right="0in" fo:margin-top="0.1945in" fo:margin-bottom="0.0555in" loext:contextual-spacing="false" fo:line-height="200%" fo:keep-together="auto" fo:text-indent="0in" style:auto-text-indent="false" fo:keep-with-next="auto"/>
    </style:style>
    <style:style style:name="P86" style:family="paragraph" style:parent-style-name="Heading_20_3" style:list-style-name="WWNum27">
      <style:paragraph-properties fo:margin-left="1in" fo:margin-right="0in" fo:margin-top="0in" fo:margin-bottom="0in" loext:contextual-spacing="false" fo:line-height="200%" fo:keep-together="auto" fo:text-indent="-0.25in" style:auto-text-indent="false" fo:keep-with-next="auto"/>
    </style:style>
    <style:style style:name="P87" style:family="paragraph" style:parent-style-name="Heading_20_3" style:list-style-name="WWNum7">
      <style:paragraph-properties fo:margin-left="0.5in" fo:margin-right="0in" fo:margin-top="0in" fo:margin-bottom="0in" loext:contextual-spacing="false" fo:line-height="200%" fo:keep-together="auto" fo:text-indent="-0.25in" style:auto-text-indent="false" fo:keep-with-next="auto"/>
    </style:style>
    <style:style style:name="P88" style:family="paragraph" style:parent-style-name="Heading_20_4">
      <style:paragraph-properties fo:margin-left="0.5in" fo:margin-right="0in" fo:margin-top="0.1665in" fo:margin-bottom="0.028in" loext:contextual-spacing="false" fo:line-height="200%" fo:keep-together="auto" fo:text-indent="0in" style:auto-text-indent="false" fo:keep-with-next="auto"/>
    </style:style>
    <style:style style:name="P89" style:family="paragraph" style:parent-style-name="Heading_20_4">
      <style:paragraph-properties fo:margin-top="0.1665in" fo:margin-bottom="0.028in" loext:contextual-spacing="false" fo:line-height="200%" fo:keep-together="auto" fo:keep-with-next="auto"/>
    </style:style>
    <style:style style:name="T1" style:family="text">
      <style:text-properties style:font-name="Playfair Display" style:font-name-asian="Playfair Display1" style:font-name-complex="Playfair Display1"/>
    </style:style>
    <style:style style:name="T2" style:family="text">
      <style:text-properties style:font-name="Playfair Display" fo:font-size="10pt" style:font-name-asian="Playfair Display1" style:font-size-asian="10pt" style:font-name-complex="Playfair Display1" style:font-size-complex="10pt"/>
    </style:style>
    <style:style style:name="T3" style:family="text">
      <style:text-properties style:font-name="Playfair Display" fo:font-size="10pt" fo:font-weight="bold" style:font-name-asian="Playfair Display1" style:font-size-asian="10pt" style:font-weight-asian="bold" style:font-name-complex="Playfair Display1" style:font-size-complex="10pt"/>
    </style:style>
    <style:style style:name="T4" style:family="text">
      <style:text-properties style:font-name="Playfair Display" fo:font-size="10pt" style:text-underline-style="none" style:font-name-asian="Playfair Display1" style:font-size-asian="10pt" style:font-name-complex="Playfair Display1" style:font-size-complex="10pt"/>
    </style:style>
    <style:style style:name="T5" style:family="text">
      <style:text-properties style:font-name="Playfair Display" fo:font-size="9pt" style:font-name-asian="Playfair Display1" style:font-size-asian="9pt" style:font-name-complex="Playfair Display1" style:font-size-complex="9pt"/>
    </style:style>
    <style:style style:name="T6" style:family="text">
      <style:text-properties style:font-name="Playfair Display" fo:font-size="12pt" style:font-name-asian="Playfair Display1" style:font-size-asian="12pt" style:font-name-complex="Playfair Display1" style:font-size-complex="12pt"/>
    </style:style>
    <style:style style:name="T7" style:family="text">
      <style:text-properties style:font-name="Playfair Display" fo:font-weight="bold" style:font-name-asian="Playfair Display1" style:font-weight-asian="bold" style:font-name-complex="Playfair Display1"/>
    </style:style>
    <style:style style:name="T8" style:family="text">
      <style:text-properties style:font-name="Playfair Display" style:text-underline-style="none" style:font-name-asian="Playfair Display1" style:font-name-complex="Playfair Display1"/>
    </style:style>
    <style:style style:name="T9" style:family="text">
      <style:text-properties style:font-name="Playfair Display" fo:font-size="13pt" style:font-name-asian="Playfair Display1" style:font-size-asian="13pt" style:font-name-complex="Playfair Display1" style:font-size-complex="13pt"/>
    </style:style>
    <style:style style:name="T10" style:family="text">
      <style:text-properties fo:color="#000000" style:font-name="Playfair Display" fo:font-size="11pt" style:font-name-asian="Playfair Display1" style:font-size-asian="11pt" style:font-name-complex="Playfair Display1" style:font-size-complex="11pt"/>
    </style:style>
    <style:style style:name="T11" style:family="text">
      <style:text-properties fo:color="#000000" style:font-name="Playfair Display" fo:font-size="12pt" style:font-name-asian="Playfair Display1" style:font-size-asian="12pt" style:font-name-complex="Playfair Display1" style:font-size-complex="12pt"/>
    </style:style>
    <style:style style:name="T12" style:family="text">
      <style:text-properties fo:color="#000000" style:font-name="Playfair Display" fo:font-size="12pt" style:text-underline-style="none" style:font-name-asian="Playfair Display1" style:font-size-asian="12pt" style:font-name-complex="Playfair Display1" style:font-size-complex="12pt"/>
    </style:style>
    <style:style style:name="T13" style:family="text">
      <style:text-properties fo:color="#000000" style:font-name="Playfair Display" fo:font-size="13pt" style:font-name-asian="Playfair Display1" style:font-size-asian="13pt" style:font-name-complex="Playfair Display1" style:font-size-complex="13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666666" fo:font-size="12pt" style:font-size-asian="12pt" style:font-size-complex="12pt"/>
    </style:style>
    <style:style style:name="T16" style:family="text">
      <style:text-properties fo:color="#1155cc" style:font-name="Playfair Display" style:text-underline-style="solid" style:text-underline-width="auto" style:text-underline-color="font-color" style:font-name-asian="Playfair Display1" style:font-name-complex="Playfair Display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75412160" text:style-name="WWNum14">
        <text:list-item>
          <text:p text:style-name="P66"><text:span text:style-name="T1">Why is timely delivery crucial in software project management, and how can project managers ensure deadlines are met</text:span></text:p>
        </text:list-item>
      </text:list>
      <text:p text:style-name="P1"><text:span text:style-name="T1"><text:s text:c="12"/></text:span><text:span text:style-name="T2"><text:s/></text:span><text:span text:style-name="T1">Reasons as to why timely delivery is crucial in Software Project Management</text:span></text:p>
      <text:list xml:id="list3810997073" text:style-name="WWNum8">
        <text:list-item>
          <text:p text:style-name="P5"><text:span text:style-name="T2">Client Satisfaction: Meeting deadlines ensures that clients receive their product on time, building trust and credibility.<text:line-break/></text:span></text:p>
        </text:list-item>
        <text:list-item>
          <text:p text:style-name="P23"><text:span text:style-name="T2">Competitive Advantage: Delivering software on schedule helps businesses stay ahead of competitors and seize market opportunities.<text:line-break/></text:span></text:p>
        </text:list-item>
        <text:list-item>
          <text:p text:style-name="P23"><text:span text:style-name="T2">Cost Efficiency: Delays can lead to increased costs due to extended resource allocation and missed revenue opportunities.<text:line-break/></text:span></text:p>
        </text:list-item>
        <text:list-item>
          <text:p text:style-name="P23"><text:span text:style-name="T2">Avoiding Scope Creep: Timely delivery helps prevent unnecessary feature additions that can derail the project.<text:line-break/></text:span></text:p>
        </text:list-item>
        <text:list-item>
          <text:p text:style-name="P23"><text:span text:style-name="T2">Compliance and Contractual Obligations: Many projects have legal or contractual obligations tied to deadlines, and missing them can lead to penalties.<text:line-break/></text:span></text:p>
        </text:list-item>
        <text:list-item>
          <text:p text:style-name="P41"><text:span text:style-name="T2">Team Productivity &amp; Morale: Consistently missing deadlines can demotivate teams and create a stressful work environment.<text:line-break/></text:span></text:p>
        </text:list-item>
      </text:list>
      <text:p text:style-name="P83"><text:bookmark text:name="_yxhdlwwux3e6"/><text:span text:style-name="T10">Ways in which <text:s/>project managers can ensure deadlines are met</text:span></text:p>
      <text:list xml:id="list2905429028" text:style-name="WWNum2">
        <text:list-item>
          <text:p text:style-name="P6"><text:span text:style-name="T5">Define Clear Goals &amp; Requirements: Establish well-defined project scopes, requirements, and objectives from the start.<text:line-break/></text:span></text:p>
        </text:list-item>
        <text:list-item>
          <text:p text:style-name="P24"><text:span text:style-name="T5">Break Down Work into Manageable Tasks: Use Work Breakdown Structures (WBS) to divide projects into smaller, trackable tasks.<text:line-break/></text:span></text:p>
        </text:list-item>
        <text:list-item>
          <text:p text:style-name="P24"><text:span text:style-name="T5">Use Agile &amp; Iterative Development: Agile methodologies (Scrum, Kanban) promote continuous progress and early issue detection.<text:line-break/></text:span></text:p>
        </text:list-item>
        <text:list-item>
          <text:p text:style-name="P24"><text:span text:style-name="T5">Prioritize Effective Resource Management: Allocate the right people to the right tasks and ensure resource availability.<text:line-break/></text:span></text:p>
        </text:list-item>
        <text:list-item>
          <text:p text:style-name="P24"><text:span text:style-name="T5">Set Realistic Deadlines: Avoid overly ambitious timelines; factor in buffer time for potential setbacks.<text:line-break/></text:span></text:p>
        </text:list-item>
        <text:list-item>
          <text:p text:style-name="P24"><text:span text:style-name="T2">Monitor Progress &amp; Adjust Plans: Use project management tools like Jira, Trello, or Asana to track progress and address bottlenecks early.<text:line-break/></text:span></text:p>
        </text:list-item>
        <text:list-item>
          <text:p text:style-name="P24"><text:span text:style-name="T2">Foster Clear Communication: Regular updates, meetings, and feedback loops help keep the team aligned and proactive.</text:span><text:span text:style-name="T1"><text:line-break/></text:span></text:p>
        </text:list-item>
        <text:list-item>
          <text:p text:style-name="P24"><text:span text:style-name="T2">Risk Management Planning: Identify potential risks early and have contingency plans in place.</text:span><text:span text:style-name="T1"><text:line-break/></text:span></text:p>
        </text:list-item>
        <text:list-item>
          <text:p text:style-name="P24"><text:span text:style-name="T2">Encourage Collaboration &amp; Accountability: A culture of accountability ensures that each team member owns their responsibilities.</text:span><text:span text:style-name="T1"><text:line-break/></text:span></text:p>
        </text:list-item>
        <text:list-item>
          <text:p text:style-name="P42"><text:span text:style-name="T2">Continuous Testing &amp; Quality Assurance: Regular testing helps detect and resolve issues early, preventing last-minute delays.</text:span></text:p>
        </text:list-item>
      </text:list>
      <text:p text:style-name="P67"/>
      <text:p text:style-name="P69"><text:soft-page-break/><text:span text:style-name="T1">2. <text:s/>How does effective cost control contribute to the success of a software project? What strategies can be used to prevent budget overruns?</text:span></text:p>
      <text:p text:style-name="P72"><text:span text:style-name="T1"><text:s text:c="19"/></text:span><text:span text:style-name="T6">Ways in which effective cost control contributes to software project <text:s text:c="3"/>success</text:span></text:p>
      <text:list xml:id="list2031609113" text:style-name="WWNum22">
        <text:list-item>
          <text:p text:style-name="P7"><text:span text:style-name="T2">Ensures Financial Sustainability: Staying within budget prevents financial strain and ensures the project remains viable.<text:line-break/></text:span></text:p>
        </text:list-item>
        <text:list-item>
          <text:p text:style-name="P25"><text:span text:style-name="T2">Improves Return on Investment (ROI): Controlled costs lead to better profit margins and more efficient use of resources.<text:line-break/></text:span></text:p>
        </text:list-item>
        <text:list-item>
          <text:p text:style-name="P25"><text:span text:style-name="T2">Enhances Stakeholder Confidence: Investors, clients, and management trust projects that demonstrate financial discipline.<text:line-break/></text:span></text:p>
        </text:list-item>
        <text:list-item>
          <text:p text:style-name="P25"><text:span text:style-name="T2">Prevents Project Abandonment: Excessive overspending can lead to funding cuts or project cancellations.<text:line-break/></text:span></text:p>
        </text:list-item>
        <text:list-item>
          <text:p text:style-name="P25"><text:span text:style-name="T2">Facilitates Better Planning &amp; Resource Allocation: Keeping costs in check allows managers to allocate resources more effectively.<text:line-break/></text:span></text:p>
        </text:list-item>
        <text:list-item>
          <text:p text:style-name="P25"><text:span text:style-name="T2">Minimizes Scope Creep &amp; Unnecessary Expenses: Cost control enforces discipline in feature additions and reduces waste.<text:line-break/></text:span><text:span text:style-name="T6">Ways of preventing budget overruns</text:span></text:p>
        </text:list-item>
      </text:list>
      <text:list xml:id="list2971922301" text:style-name="WWNum17">
        <text:list-item>
          <text:p text:style-name="P26"><text:span text:style-name="T2">Accurate Cost Estimation: Use historical data, expert judgment, and estimation techniques (e.g., bottom-up estimation) to predict costs realistically.<text:line-break/></text:span></text:p>
        </text:list-item>
        <text:list-item>
          <text:p text:style-name="P26"><text:span text:style-name="T2">Define Clear Project Scope: Clearly outline requirements to prevent scope creep, which often leads to cost increases.<text:line-break/></text:span></text:p>
        </text:list-item>
        <text:list-item>
          <text:p text:style-name="P26"><text:span text:style-name="T2">Use Agile Methodologies: Agile development breaks the project into manageable sprints, allowing for continuous cost monitoring.<text:line-break/></text:span></text:p>
        </text:list-item>
        <text:list-item>
          <text:p text:style-name="P26"><text:span text:style-name="T2">Implement Rigorous Budget Tracking: Utilize project management tools (e.g., Microsoft Project, Jira, or Trello) to track spending in real time.<text:line-break/></text:span></text:p>
        </text:list-item>
        <text:list-item>
          <text:p text:style-name="P26"><text:span text:style-name="T2">Regular Financial Reviews: Conduct frequent cost reviews to identify deviations and take corrective actions early.<text:line-break/></text:span></text:p>
        </text:list-item>
        <text:list-item>
          <text:p text:style-name="P26"><text:span text:style-name="T2">Risk Management Planning: Identify potential financial risks (e.g., resource shortages, third-party costs) and have mitigation plans in place.<text:line-break/></text:span></text:p>
        </text:list-item>
        <text:list-item>
          <text:p text:style-name="P26"><text:span text:style-name="T2">Optimize Resource Allocation: Ensure the right people are working on the right tasks to maximize efficiency and reduce wasted effort.<text:line-break/></text:span></text:p>
        </text:list-item>
        <text:list-item>
          <text:p text:style-name="P26"><text:span text:style-name="T2">Use Contracts &amp; Fixed Pricing Wisely: For outsourcing, negotiate fixed-price contracts where possible to avoid unpredictable cost fluctuations.<text:line-break/></text:span></text:p>
        </text:list-item>
        <text:list-item>
          <text:p text:style-name="P26"><text:span text:style-name="T2">Automate &amp; Optimize Development Processes: Using automation for testing, deployment, and code reviews can reduce labor costs.<text:line-break/></text:span></text:p>
        </text:list-item>
        <text:list-item>
          <text:p text:style-name="P43"><text:span text:style-name="T2">Encourage Cost Awareness Among Teams: Educate team members on the importance of cost control and involve them in budget discussions.</text:span></text:p>
        </text:list-item>
      </text:list>
      <text:p text:style-name="P74"><text:span text:style-name="T2"><text:s text:c="5"/>3. <text:s/></text:span><text:span text:style-name="T1">Compare and contrast Agile and Waterfall methodologies. What are the main advantages <text:s text:c="2"/>and disadvantages of each?</text:span></text:p>
      <text:p text:style-name="P74"><text:span text:style-name="T1"><text:s text:c="8"/></text:span><text:span text:style-name="T6">Comparison of Agile and Waterfall Methodologies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77"><text:span text:style-name="T3">Aspect</text:span></text:p>
          </table:table-cell>
          <table:table-cell table:style-name="Table1.A1" office:value-type="string">
            <text:p text:style-name="P77"><text:span text:style-name="T3">Agile</text:span></text:p>
          </table:table-cell>
          <table:table-cell table:style-name="Table1.A1" office:value-type="string">
            <text:p text:style-name="P77"><text:span text:style-name="T3">Waterfall</text:span></text:p>
          </table:table-cell>
        </table:table-row>
        <table:table-row table:style-name="Table1.1">
          <table:table-cell table:style-name="Table1.A1" office:value-type="string">
            <text:p text:style-name="P76"><text:span text:style-name="T2">Approach</text:span></text:p>
          </table:table-cell>
          <table:table-cell table:style-name="Table1.A1" office:value-type="string">
            <text:p text:style-name="P76"><text:span text:style-name="T2">Iterative and incremental</text:span></text:p>
          </table:table-cell>
          <table:table-cell table:style-name="Table1.A1" office:value-type="string">
            <text:p text:style-name="P76"><text:span text:style-name="T2">Sequential and linear</text:span></text:p>
          </table:table-cell>
        </table:table-row>
        <table:table-row table:style-name="Table1.3">
          <table:table-cell table:style-name="Table1.A1" office:value-type="string">
            <text:p text:style-name="P76"><text:span text:style-name="T2">Flexibility</text:span></text:p>
          </table:table-cell>
          <table:table-cell table:style-name="Table1.A1" office:value-type="string">
            <text:p text:style-name="P76"><text:span text:style-name="T2">Highly flexible, adapts to changes easily</text:span></text:p>
          </table:table-cell>
          <table:table-cell table:style-name="Table1.A1" office:value-type="string">
            <text:p text:style-name="P76"><text:span text:style-name="T2">Rigid, difficult to accommodate changes</text:span></text:p>
          </table:table-cell>
        </table:table-row>
        <table:table-row table:style-name="Table1.3">
          <table:table-cell table:style-name="Table1.A1" office:value-type="string">
            <text:p text:style-name="P76"><text:span text:style-name="T2">Project Scope</text:span></text:p>
          </table:table-cell>
          <table:table-cell table:style-name="Table1.A1" office:value-type="string">
            <text:p text:style-name="P76"><text:span text:style-name="T2">Evolves over time, can change based on feedback</text:span></text:p>
          </table:table-cell>
          <table:table-cell table:style-name="Table1.A1" office:value-type="string">
            <text:p text:style-name="P76"><text:span text:style-name="T2">Defined upfront, changes require formal revisions</text:span></text:p>
          </table:table-cell>
        </table:table-row>
        <table:table-row table:style-name="Table1.3">
          <table:table-cell table:style-name="Table1.A1" office:value-type="string">
            <text:p text:style-name="P76"><text:span text:style-name="T2">Delivery</text:span></text:p>
          </table:table-cell>
          <table:table-cell table:style-name="Table1.A1" office:value-type="string">
            <text:p text:style-name="P76"><text:span text:style-name="T2">Delivered in small increments (sprints)</text:span></text:p>
          </table:table-cell>
          <table:table-cell table:style-name="Table1.A1" office:value-type="string">
            <text:p text:style-name="P76"><text:span text:style-name="T2">Delivered as a complete product at the end</text:span></text:p>
          </table:table-cell>
        </table:table-row>
        <table:table-row table:style-name="Table1.3">
          <table:table-cell table:style-name="Table1.A1" office:value-type="string">
            <text:p text:style-name="P76"><text:span text:style-name="T2">Client Involvement</text:span></text:p>
          </table:table-cell>
          <table:table-cell table:style-name="Table1.A1" office:value-type="string">
            <text:p text:style-name="P76"><text:span text:style-name="T2">Continuous client feedback and collaboration</text:span></text:p>
          </table:table-cell>
          <table:table-cell table:style-name="Table1.A1" office:value-type="string">
            <text:p text:style-name="P76"><text:span text:style-name="T2">Limited client involvement after initial planning</text:span></text:p>
          </table:table-cell>
        </table:table-row>
        <table:table-row table:style-name="Table1.1">
          <table:table-cell table:style-name="Table1.A1" office:value-type="string">
            <text:p text:style-name="P78"/>
          </table:table-cell>
          <table:table-cell table:style-name="Table1.A1" office:value-type="string">
            <text:p text:style-name="P78"/>
          </table:table-cell>
          <table:table-cell table:style-name="Table1.A1" office:value-type="string">
            <text:p text:style-name="P78"/>
          </table:table-cell>
        </table:table-row>
      </table:table>
      <text:p text:style-name="P83"><text:bookmark text:name="_5th1gb94a0ha"/><text:span text:style-name="T11">Advantages and Disadvantages of Agile</text:span></text:p>
      <text:p text:style-name="P76"><text:span text:style-name="T1"><text:s/></text:span><text:span text:style-name="T7">Advantages:</text:span></text:p>
      <text:list xml:id="list210492735" text:style-name="WWNum1">
        <text:list-item>
          <text:p text:style-name="P8"><text:span text:style-name="T1">Faster time-to-market with incremental releases</text:span></text:p>
        </text:list-item>
        <text:list-item>
          <text:p text:style-name="P27"><text:span text:style-name="T1">Adapts to changing requirements easily</text:span></text:p>
        </text:list-item>
        <text:list-item>
          <text:p text:style-name="P27"><text:span text:style-name="T1">Encourages customer collaboration and feedback</text:span></text:p>
        </text:list-item>
        <text:list-item>
          <text:p text:style-name="P27"><text:span text:style-name="T1">Early detection and resolution of issues</text:span></text:p>
        </text:list-item>
        <text:list-item>
          <text:p text:style-name="P44"><text:span text:style-name="T1">Better product quality due to continuous testing</text:span></text:p>
        </text:list-item>
      </text:list>
      <text:p text:style-name="P76"><text:span text:style-name="T1"><text:s/></text:span><text:span text:style-name="T7">Disadvantages:</text:span></text:p>
      <text:list xml:id="list3837912340" text:style-name="WWNum11">
        <text:list-item>
          <text:p text:style-name="P9"><text:span text:style-name="T1">Requires high team involvement and discipline</text:span></text:p>
        </text:list-item>
        <text:list-item>
          <text:p text:style-name="P28"><text:span text:style-name="T1">Difficult to estimate time and cost accurately</text:span></text:p>
        </text:list-item>
        <text:list-item>
          <text:p text:style-name="P28"><text:span text:style-name="T1">Can lead to scope creep if not managed properly</text:span></text:p>
        </text:list-item>
        <text:list-item>
          <text:p text:style-name="P45"><text:span text:style-name="T1">Less emphasis on documentation, which may be a problem for compliance-heavy industries</text:span></text:p>
        </text:list-item>
      </text:list>
      <text:p text:style-name="P68"><text:span text:style-name="T11">Advantages and Disadvantages of Waterfall</text:span></text:p>
      <text:p text:style-name="P76"><text:span text:style-name="T1"><text:s/></text:span><text:span text:style-name="T7">Advantages:</text:span></text:p>
      <text:list xml:id="list2530594482" text:style-name="WWNum12">
        <text:list-item>
          <text:p text:style-name="P10"><text:span text:style-name="T1">Clear structure and well-defined phases</text:span></text:p>
        </text:list-item>
        <text:list-item>
          <text:p text:style-name="P29"><text:span text:style-name="T1">Easier to manage when requirements are stable</text:span></text:p>
        </text:list-item>
        <text:list-item>
          <text:p text:style-name="P29"><text:span text:style-name="T1">Detailed documentation helps with future maintenance</text:span></text:p>
        </text:list-item>
        <text:list-item>
          <text:p text:style-name="P46"><text:span text:style-name="T1">Good for projects with strict compliance and regulatory needs</text:span></text:p>
        </text:list-item>
      </text:list>
      <text:p text:style-name="P76"><text:span text:style-name="T1"><text:s/></text:span><text:span text:style-name="T7">Disadvantages:</text:span></text:p>
      <text:list xml:id="list1649407817" text:style-name="WWNum26">
        <text:list-item>
          <text:p text:style-name="P11"><text:span text:style-name="T1">Inflexible to changes, costly to modify scope</text:span></text:p>
        </text:list-item>
        <text:list-item>
          <text:p text:style-name="P30"><text:soft-page-break/><text:span text:style-name="T1">Late testing phase increases risk of discovering critical issues too late</text:span></text:p>
        </text:list-item>
        <text:list-item>
          <text:p text:style-name="P30"><text:span text:style-name="T1">Customer feedback is limited until the project is near completion</text:span></text:p>
        </text:list-item>
        <text:list-item>
          <text:p text:style-name="P47"><text:span text:style-name="T1">Long development cycles may lead to outdated products upon release</text:span></text:p>
        </text:list-item>
      </text:list>
      <text:p text:style-name="P69"><text:span text:style-name="T1">4. In what types of projects might Agile be more beneficial than Waterfall, and vice versa? Can you provide examples of each?</text:span></text:p>
      <text:p text:style-name="P85"><text:bookmark text:name="_2oqen4kcylkl"/><text:span text:style-name="T11">Instances when agile is beneficial</text:span></text:p>
      <text:p text:style-name="P76"><text:span text:style-name="T1">Agile is best suited for projects with evolving requirements, high uncertainty, and a need for rapid iteration.</text:span></text:p>
      <text:p text:style-name="P88"><text:bookmark text:name="_61zki4g5va5h"/><text:span text:style-name="T10">Examples of Agile-Friendly Projects</text:span></text:p>
      <text:list xml:id="list3793109790" text:style-name="WWNum5">
        <text:list-item>
          <text:p text:style-name="P12"><text:span text:style-name="T1">Software Startups and SaaS Development – A startup developing a new SaaS platform benefits from Agile’s flexibility, allowing features to evolve based on user feedback.</text:span></text:p>
        </text:list-item>
        <text:list-item>
          <text:p text:style-name="P31"><text:span text:style-name="T1">Mobile App Development – Apps often require continuous updates and improvements based on market trends and user input.</text:span></text:p>
        </text:list-item>
        <text:list-item>
          <text:p text:style-name="P31"><text:span text:style-name="T1">Game Development – Iterative development helps adjust game mechanics, graphics, and user experience based on playtesting.</text:span></text:p>
        </text:list-item>
        <text:list-item>
          <text:p text:style-name="P31"><text:span text:style-name="T1">E-commerce Platforms – Online shopping platforms need regular updates for new features, security, and user interface improvements.</text:span></text:p>
        </text:list-item>
        <text:list-item>
          <text:p text:style-name="P48"><text:span text:style-name="T1">AI and Machine Learning Projects – Models require iterative training, testing, and fine-tuning based on evolving data and insights.</text:span></text:p>
        </text:list-item>
      </text:list>
      <text:p text:style-name="P85"><text:bookmark text:name="_14fovm64wj6l"/><text:span text:style-name="T11">Instances when Waterfall is beneficial</text:span></text:p>
      <text:p text:style-name="P76"><text:span text:style-name="T1">Waterfall works well for projects with clear, well-defined requirements and little expected change.</text:span></text:p>
      <text:p text:style-name="P88"><text:bookmark text:name="_ses4i66rnrxv"/><text:span text:style-name="T10">Examples of Waterfall-Friendly Projects</text:span></text:p>
      <text:list xml:id="list3622314593" text:style-name="WWNum20">
        <text:list-item>
          <text:p text:style-name="P13"><text:span text:style-name="T1">Banking and Financial Software – Compliance-heavy projects with strict regulatory requirements need detailed documentation and thorough planning.</text:span></text:p>
        </text:list-item>
        <text:list-item>
          <text:p text:style-name="P32"><text:span text:style-name="T1">Construction Projects – Building infrastructure follows a linear process, where one phase must be completed before the next begins.</text:span></text:p>
        </text:list-item>
        <text:list-item>
          <text:p text:style-name="P32"><text:span text:style-name="T1">Embedded Systems Development – Firmware for medical devices or automotive software requires extensive testing and regulatory approval before deployment.</text:span></text:p>
        </text:list-item>
        <text:list-item>
          <text:p text:style-name="P32"><text:span text:style-name="T1">Government Contracts – Government IT systems often require strict adherence to predefined specifications, making a structured approach necessary.</text:span></text:p>
        </text:list-item>
        <text:list-item>
          <text:p text:style-name="P49"><text:span text:style-name="T1">Enterprise Resource Planning (ERP) Implementations – Large-scale ERP rollouts involve complex integrations, requiring a detailed upfront plan and structured deployment.</text:span></text:p>
        </text:list-item>
      </text:list>
      <text:p text:style-name="P69"><text:span text:style-name="T1">5. <text:s/>What are some methods for ensuring quality assurance throughout a software project? Why is it important to maintain high standards?</text:span></text:p>
      <text:p text:style-name="P85"><text:bookmark text:name="_kejretj21qmu"/><text:soft-page-break/><text:span text:style-name="T11">Strategies of ensuring quality assurance (QA) in a software Project</text:span></text:p>
      <text:list xml:id="list4267423177" text:style-name="WWNum32">
        <text:list-item>
          <text:p text:style-name="P14"><text:span text:style-name="T1">Define Clear Quality Standards – Establish coding guidelines, security policies, and performance benchmarks from the start.</text:span></text:p>
        </text:list-item>
        <text:list-item>
          <text:p text:style-name="P33"><text:span text:style-name="T1">Adopt a Test-Driven Development (TDD) Approach – Write tests before writing code to ensure each piece meets requirements.</text:span></text:p>
        </text:list-item>
        <text:list-item>
          <text:p text:style-name="P33"><text:span text:style-name="T1">Implement Continuous Integration and Continuous Deployment (CI/CD) – Automate builds, testing, and deployments to catch issues early.</text:span></text:p>
        </text:list-item>
        <text:list-item>
          <text:p text:style-name="P33"><text:span text:style-name="T1">Conduct Code Reviews and Pair Programming – Peer reviews help maintain code quality and catch errors before merging changes.</text:span></text:p>
        </text:list-item>
        <text:list-item>
          <text:p text:style-name="P33"><text:span text:style-name="T1">Use Automated Testing – Incorporate unit tests, integration tests, and regression tests to verify functionality consistently.</text:span></text:p>
        </text:list-item>
        <text:list-item>
          <text:p text:style-name="P33"><text:span text:style-name="T1">Perform Manual Testing – Exploratory, usability, and user acceptance testing (UAT) ensure the software meets business needs.</text:span></text:p>
        </text:list-item>
        <text:list-item>
          <text:p text:style-name="P33"><text:span text:style-name="T1">Monitor Performance and Security – Use tools for performance profiling and security scanning to detect vulnerabilities.</text:span></text:p>
        </text:list-item>
        <text:list-item>
          <text:p text:style-name="P33"><text:span text:style-name="T1">Implement Feedback Loops – Gather user feedback throughout development to make improvements.</text:span></text:p>
        </text:list-item>
        <text:list-item>
          <text:p text:style-name="P33"><text:span text:style-name="T1">Track Defects and Issues – Use bug-tracking systems like Jira or Bugzilla to document and resolve issues efficiently.</text:span></text:p>
        </text:list-item>
        <text:list-item>
          <text:p text:style-name="P50"><text:span text:style-name="T1">Enforce Version Control &amp; Configuration Management – Maintain consistency across environments to prevent conflicts.</text:span></text:p>
        </text:list-item>
      </text:list>
      <text:p text:style-name="P85"><text:bookmark text:name="_um0ojybqcvio"/><text:span text:style-name="T11">Why Maintaining High Quality Standards is Important</text:span></text:p>
      <text:p text:style-name="P76"><text:span text:style-name="T1">1. Enhances User Satisfaction – A well-functioning product leads to positive user experiences and higher adoption rates.<text:line-break/> 2. <text:s/>Reduces Costs in the Long Run – Fixing bugs early is cheaper than resolving them post-release.<text:line-break/> 3. <text:s/>Improves Security and Reliability – High-quality software is less prone to vulnerabilities and failures.<text:line-break/> 4. <text:s/>Boosts Market Competitiveness – Reliable, well-performing software attracts and retains customers.<text:line-break/> 5. Ensures Compliance and Legal Protection – Industries like finance and healthcare require strict adherence to regulations.</text:span></text:p>
      <text:p text:style-name="P69"><text:span text:style-name="T1">6. How does defining the project scope contribute to successful project planning? What is a Work Breakdown Structure (WBS), and why is it useful?</text:span></text:p>
      <text:p text:style-name="P69"><text:span text:style-name="T1">Benefits of defining Project Scope Contributing to Successful Project Planning</text:span></text:p>
      <text:list xml:id="list1951149971" text:style-name="WWNum21">
        <text:list-item>
          <text:p text:style-name="P79"><text:span text:style-name="T1">Prevents Scope Creep – Clearly defined scope helps avoid uncontrolled changes and feature additions that can derail the project.</text:span></text:p>
        </text:list-item>
        <text:list-item>
          <text:p text:style-name="P79"><text:span text:style-name="T1">Ensures Alignment with Stakeholders – Establishes a shared understanding among clients, developers, and managers.</text:span></text:p>
        </text:list-item>
        <text:list-item>
          <text:p text:style-name="P79"><text:span text:style-name="T1">Improves Resource Allocation – Helps project managers assign the right personnel, time, and budget effectively.</text:span></text:p>
        </text:list-item>
        <text:list-item>
          <text:p text:style-name="P79"><text:span text:style-name="T1">Enhances Risk Management – Identifying scope boundaries early allows for better anticipation of risks and constraints.</text:span></text:p>
        </text:list-item>
        <text:list-item>
          <text:p text:style-name="P79"><text:span text:style-name="T1">Provides a Clear Roadmap – Helps create a structured plan with milestones, deliverables, and deadlines.</text:span></text:p>
        </text:list-item>
      </text:list>
      <text:p text:style-name="P72"><text:span text:style-name="T1"><text:s/>A Work Breakdown Structure (WBS) is a hierarchical decomposition of a project into smaller, manageable tasks or deliverables.</text:span></text:p>
      <text:list xml:id="list1141150514" text:style-name="WWNum13">
        <text:list-item>
          <text:p text:style-name="P2"><text:soft-page-break/><text:span text:style-name="T1"><text:s/>Improves Project Clarity – Breaks down complex projects into clear, actionable components.</text:span></text:p>
        </text:list-item>
        <text:list-item>
          <text:p text:style-name="P2"><text:span text:style-name="T1"><text:s/>Enhances Task Management – Allows teams to focus on specific, manageable tasks.</text:span></text:p>
        </text:list-item>
        <text:list-item>
          <text:p text:style-name="P2"><text:span text:style-name="T1"><text:s/>Aids in Scheduling &amp; Budgeting – Helps estimate time and costs more accurately.</text:span></text:p>
        </text:list-item>
        <text:list-item>
          <text:p text:style-name="P2"><text:span text:style-name="T1"><text:s/>Simplifies Progress Tracking – Enables better monitoring of milestones and deliverables.</text:span></text:p>
        </text:list-item>
      </text:list>
      <text:p text:style-name="P89"><text:bookmark text:name="_k4h37ayfqlmj"/><text:span text:style-name="T10">Example of a Simple WBS for a Software Project</text:span></text:p>
      <text:p text:style-name="P76"><text:span text:style-name="T1">1. Planning Phase</text:span></text:p>
      <text:list xml:id="list3005241394" text:style-name="WWNum29">
        <text:list-item>
          <text:p text:style-name="P15"><text:span text:style-name="T1"><text:s/>Define project goals</text:span></text:p>
        </text:list-item>
        <text:list-item>
          <text:p text:style-name="P34"><text:span text:style-name="T1"><text:s/>Gather requirements</text:span></text:p>
        </text:list-item>
        <text:list-item>
          <text:p text:style-name="P51"><text:span text:style-name="T1"><text:s/>Identify stakeholders</text:span></text:p>
        </text:list-item>
      </text:list>
      <text:p text:style-name="P76"><text:span text:style-name="T1">2. Design Phase</text:span></text:p>
      <text:list xml:id="list1010695503" text:style-name="WWNum30">
        <text:list-item>
          <text:p text:style-name="P16"><text:span text:style-name="T1"><text:s/>Create UI/UX design</text:span></text:p>
        </text:list-item>
        <text:list-item>
          <text:p text:style-name="P52"><text:span text:style-name="T1"><text:s/>Develop architecture</text:span></text:p>
        </text:list-item>
      </text:list>
      <text:p text:style-name="P76"><text:span text:style-name="T1">3. Development Phase</text:span></text:p>
      <text:list xml:id="list3590474195" text:style-name="WWNum23">
        <text:list-item>
          <text:p text:style-name="P17"><text:span text:style-name="T1"><text:s/>Set up the development environment</text:span></text:p>
        </text:list-item>
        <text:list-item>
          <text:p text:style-name="P35"><text:span text:style-name="T1">Implement core features</text:span></text:p>
        </text:list-item>
        <text:list-item>
          <text:p text:style-name="P53"><text:span text:style-name="T1"><text:s/>Integrate APIs</text:span></text:p>
        </text:list-item>
      </text:list>
      <text:p text:style-name="P76"><text:span text:style-name="T1">4. Testing Phase</text:span></text:p>
      <text:list xml:id="list3787818310" text:style-name="WWNum28">
        <text:list-item>
          <text:p text:style-name="P18"><text:span text:style-name="T1"><text:s/>Unit testing</text:span></text:p>
        </text:list-item>
        <text:list-item>
          <text:p text:style-name="P54"><text:span text:style-name="T1"><text:s/>User acceptance testing</text:span></text:p>
        </text:list-item>
      </text:list>
      <text:p text:style-name="P76"><text:span text:style-name="T1">5. Deployment and Maintenance</text:span></text:p>
      <text:list xml:id="list1182721383" text:style-name="WWNum25">
        <text:list-item>
          <text:p text:style-name="P19"><text:span text:style-name="T1"><text:s/>Deploy to production</text:span></text:p>
        </text:list-item>
        <text:list-item>
          <text:p text:style-name="P55"><text:soft-page-break/><text:span text:style-name="T1"><text:s/>Monitor and maintain system</text:span></text:p>
        </text:list-item>
      </text:list>
      <text:p text:style-name="P69"><text:span text:style-name="T1">7. What are the benefits of developing a detailed project schedule, and how can Gantt charts assist in this process?</text:span></text:p>
      <text:p text:style-name="P72"><text:span text:style-name="T1"><text:s text:c="20"/>Benefits associated with developing detailed project schedule</text:span></text:p>
      <text:list xml:id="list2426200420" text:style-name="WWNum24">
        <text:list-item>
          <text:p text:style-name="P20"><text:span text:style-name="T1">Improved Time Management – Helps ensure tasks are completed on time by setting clear deadlines and identifying critical paths.</text:span></text:p>
        </text:list-item>
        <text:list-item>
          <text:p text:style-name="P36"><text:span text:style-name="T1">Resource Allocation – Optimizes the use of personnel, materials, and budget by planning resource availability in advance.</text:span></text:p>
        </text:list-item>
        <text:list-item>
          <text:p text:style-name="P36"><text:span text:style-name="T1">Risk Mitigation – Identifies potential bottlenecks and dependencies early, allowing for contingency planning.</text:span></text:p>
        </text:list-item>
        <text:list-item>
          <text:p text:style-name="P36"><text:span text:style-name="T1">Enhanced Communication – Provides a clear roadmap for stakeholders, improving collaboration and alignment on project goals.</text:span></text:p>
        </text:list-item>
        <text:list-item>
          <text:p text:style-name="P56"><text:span text:style-name="T1">Progress Tracking – Enables monitoring of milestones and adjustments to keep the project on track.</text:span></text:p>
        </text:list-item>
      </text:list>
      <text:p text:style-name="P74"><text:span text:style-name="T1"><text:s text:c="18"/></text:span><text:span text:style-name="T2"><text:s text:c="3"/></text:span><text:span text:style-name="T6">How Gantt Charts Help in Project Scheduling</text:span></text:p>
      <text:list xml:id="list2142223564" text:style-name="WWNum9">
        <text:list-item>
          <text:p text:style-name="P21"><text:span text:style-name="T1">Displaying Task Dependencies – Show how different tasks are connected, helping to manage sequences efficiently.</text:span></text:p>
        </text:list-item>
        <text:list-item>
          <text:p text:style-name="P37"><text:span text:style-name="T1">Providing a Timeline View – Offer a clear overview of the project timeline, including start and end dates for tasks.</text:span></text:p>
        </text:list-item>
        <text:list-item>
          <text:p text:style-name="P37"><text:span text:style-name="T1">Tracking Progress – Allow for updating task statuses, identifying delays, and adjusting plans accordingly.</text:span></text:p>
        </text:list-item>
        <text:list-item>
          <text:p text:style-name="P37"><text:span text:style-name="T1">Improving Coordination – Help teams understand their responsibilities and deadlines, reducing confusion.</text:span></text:p>
        </text:list-item>
        <text:list-item>
          <text:p text:style-name="P57"><text:span text:style-name="T1">Facilitating Resource Management – Ensure resources are assigned optimally, avoiding underutilization or overloading.</text:span></text:p>
        </text:list-item>
      </text:list>
      <text:p text:style-name="P69"><text:span text:style-name="T1">8. What are the core issues that your software aims to address? Why are these problems significant to your target audience?</text:span></text:p>
      <text:p text:style-name="P69"><text:span text:style-name="T6">core issues my software aims to address include;</text:span></text:p>
      <text:list xml:id="list3916014495" text:style-name="WWNum16">
        <text:list-item>
          <text:p text:style-name="P80"><text:span text:style-name="T1">Information Overload and Accessibility – Many people struggle to find, process, and utilize relevant information efficiently. </text:span></text:p>
        </text:list-item>
        <text:list-item>
          <text:p text:style-name="P80"><text:span text:style-name="T1">Efficiency and Productivity – Whether it’s automating tasks, generating reports, or brainstorming ideas, my software helps streamline workflows, reducing manual effort and increasing output.</text:span></text:p>
        </text:list-item>
        <text:list-item>
          <text:p text:style-name="P80"><text:span text:style-name="T1">Communication and Collaboration – Many teams and individuals face challenges in conveying ideas clearly and working together effectively. My software assists with content generation, structured planning, and interactive engagement.</text:span></text:p>
        </text:list-item>
        <text:list-item>
          <text:p text:style-name="P80"><text:span text:style-name="T1">Creativity and Innovation – People often hit creative blocks or struggle with problem-solving. I provide inspiration, generate ideas, and refine concepts to help users overcome obstacles.</text:span></text:p>
        </text:list-item>
        <text:list-item>
          <text:p text:style-name="P80"><text:span text:style-name="T1">Learning and Skill Development – Knowledge gaps can hinder progress in various fields. I offer explanations, tutorials, and tailored guidance to support learning and professional growth.</text:span></text:p>
        </text:list-item>
      </text:list>
      <text:p text:style-name="P81"><text:soft-page-break/><text:span text:style-name="T6">Reasons to why this problems matter</text:span></text:p>
      <text:list xml:id="list1041033245" text:style-name="WWNum18">
        <text:list-item>
          <text:p text:style-name="P82"><text:span text:style-name="T1">Professionals and Businesses: Need efficient tools for research, writing, automation, and decision-making to stay competitive.</text:span></text:p>
        </text:list-item>
        <text:list-item>
          <text:p text:style-name="P82"><text:span text:style-name="T1">Students and Educators: Require clear explanations, structured learning, and assistance with content creation.</text:span></text:p>
        </text:list-item>
        <text:list-item>
          <text:p text:style-name="P82"><text:span text:style-name="T1">Content Creators and Writers: Benefit from brainstorming, drafting, and refining their work faster.</text:span></text:p>
        </text:list-item>
        <text:list-item>
          <text:p text:style-name="P82"><text:span text:style-name="T1">Developers and Engineers: Use AI-assisted coding and troubleshooting to boost efficiency.</text:span></text:p>
        </text:list-item>
      </text:list>
      <text:p text:style-name="P72"><text:span text:style-name="T1"><text:s text:c="12"/>9. <text:s/>How can clearly defining the problem help in developing a more effective software solution?</text:span></text:p>
      <text:list xml:id="list4098170768" text:style-name="WWNum27">
        <text:list-item>
          <text:p text:style-name="P38"><text:span text:style-name="T1">Clearly defining the problem provides a focused, structured approach to problem-solving</text:span></text:p>
          <text:list>
            <text:list-item>
              <text:p text:style-name="P86"><text:bookmark text:name="_9uw5db2x3yed"/><text:span text:style-name="T11">1. Ensures a Targeted Solution</text:span></text:p>
            </text:list-item>
          </text:list>
        </text:list-item>
        <text:list-item>
          <text:p text:style-name="P38"><text:span text:style-name="T2">A well-defined problem helps identify specific user pain points and ensures that the solution addresses real needs instead of unnecessary features.</text:span></text:p>
          <text:list>
            <text:list-item>
              <text:p text:style-name="P86"><text:bookmark text:name="_dkpn3ayyrzyy"/><text:span text:style-name="T11">2. Improves Resource Efficiency</text:span></text:p>
            </text:list-item>
          </text:list>
        </text:list-item>
        <text:list-item>
          <text:p text:style-name="P38"><text:span text:style-name="T2">Saves time and effort by allowing teams to prioritize essential features instead of wasting resources on low-impact functionalities..</text:span></text:p>
          <text:list>
            <text:list-item>
              <text:p text:style-name="P86"><text:bookmark text:name="_8r8tapd2k66i"/><text:span text:style-name="T11">3. Enhances User Satisfaction</text:span></text:p>
            </text:list-item>
          </text:list>
        </text:list-item>
        <text:list-item>
          <text:p text:style-name="P38"><text:span text:style-name="T2">A clear understanding of the problem ensures that the software delivers real value, improving usability and adoption rates.</text:span></text:p>
          <text:list>
            <text:list-item>
              <text:p text:style-name="P86"><text:bookmark text:name="_spurdu1nhh24"/><text:span text:style-name="T11">4. Facilitates Better Decision-Making</text:span></text:p>
            </text:list-item>
          </text:list>
        </text:list-item>
        <text:list-item>
          <text:p text:style-name="P38"><text:span text:style-name="T2">Helps developers and stakeholders make informed choices about architecture, technology stack, and design patterns.</text:span></text:p>
          <text:list>
            <text:list-item>
              <text:p text:style-name="P86"><text:bookmark text:name="_npr1own6xanw"/><text:span text:style-name="T11">5. Supports Scalability and Future Enhancements</text:span></text:p>
            </text:list-item>
          </text:list>
        </text:list-item>
        <text:list-item>
          <text:p text:style-name="P58"><text:span text:style-name="T2">A well-defined problem statement provides a solid foundation for future iterations and improvements.<text:line-break/></text:span></text:p>
        </text:list-item>
      </text:list>
      <text:p text:style-name="P69"><text:span text:style-name="T1">10. How would you describe your software solution in a way that captures its essence without diving into technical details?</text:span></text:p>
      <text:p text:style-name="P69"><text:span text:style-name="T1">I’d describe my software solution as smart, designed to enhance productivity, creativity, and decision-making. Also helps users find answers to their questions, generate ideas, streamline tasks, and communicate more effectively.</text:span></text:p>
      <text:p text:style-name="P70"/>
      <text:p text:style-name="P72"><text:span text:style-name="T1"><text:s text:c="10"/>11. What are the main features or functionalities that make your software stand out?</text:span></text:p>
      <text:p text:style-name="P72"><text:soft-page-break/><text:span text:style-name="T1"><text:s text:c="17"/>My software stands out due to its;</text:span></text:p>
      <text:list xml:id="list3189592641" text:style-name="WWNum7">
        <text:list-item>
          <text:p text:style-name="P3"><text:span text:style-name="T1"><text:s text:c="28"/></text:span><text:span text:style-name="T9">1. Intelligent Assistance - </text:span><text:span text:style-name="T1">Context Aware Responses that <text:s/>understands user needs and provides relevant, concise, and actionable insights.</text:span></text:p>
        </text:list-item>
        <text:list-item>
          <text:p text:style-name="P40"><text:span text:style-name="T1"><text:s text:c="22"/></text:span><text:span text:style-name="T9">2. Creativity and Problem-Solving Tools - </text:span><text:span text:style-name="T1">Idea Expansion and Refinement which enhances brainstorming with unique perspectives and structured suggestions.</text:span></text:p>
        </text:list-item>
        <text:list-item>
          <text:p text:style-name="P87"><text:bookmark text:name="_owvagmy2x9e9"/><text:span text:style-name="T11">3. Intuitive and User-Friendly Experience</text:span><text:span text:style-name="T13"> - </text:span><text:span text:style-name="T6">Conversational Interface that Provides natural, human-like interactions for ease of use</text:span></text:p>
        </text:list-item>
        <text:list-item>
          <text:p text:style-name="P4"><text:span text:style-name="T14">2.</text:span><text:span text:style-name="T15"> Productivity &amp; Efficiency Boosters - Task and workflow optimization which <text:s/>assists with structuring ideas, generating plans, and streamlining processes.</text:span></text:p>
        </text:list-item>
      </text:list>
      <text:p text:style-name="P71"/>
      <text:p text:style-name="P71"/>
      <text:p text:style-name="P69"><text:span text:style-name="T1">12. What data is available regarding the market size and growth potential for your software?</text:span></text:p>
      <text:p text:style-name="P76"><text:span text:style-name="T1">The market for AI-powered software solutions, particularly AI agents and assistants, is experiencing significant growth and transformation.</text:span></text:p>
      <text:p text:style-name="P76"><text:span text:style-name="T1">Market Size and Growth Projections:</text:span></text:p>
      <text:list xml:id="list1529173445" text:style-name="WWNum15">
        <text:list-item>
          <text:p text:style-name="P22"><text:span text:style-name="T1">In December 2024, the market for AI agents was projected to grow from $5.1 billion to 47 billion dollars by 2030, according to data from market research firm MarketsandMarkets. ​</text:span></text:p>
        </text:list-item>
        <text:list-item>
          <text:p text:style-name="P59"><text:span text:style-name="T1">A February 2025 report indicated that the market for AI agents is expected to generate 52 <text:s/>billion dollars in revenue by 2030, nearly ten times the 5.7 <text:s/>billion dollars produced in 2024.</text:span></text:p>
        </text:list-item>
      </text:list>
      <text:p text:style-name="P74"><text:span text:style-name="T1">13. <text:s/>How can understanding market trends inform your software’s positioning and development?</text:span></text:p>
      <text:p text:style-name="P84"><text:bookmark text:name="_t4953p7kzf7b"/><text:span text:style-name="T11">1. Identifying User Needs and Pain Points</text:span></text:p>
      <text:list xml:id="list121853309" text:style-name="WWNum3">
        <text:list-item>
          <text:p text:style-name="P60"><text:span text:style-name="T2">Helps ensure that the software directly addresses real-world pain points, making it more valuable to users.</text:span></text:p>
        </text:list-item>
      </text:list>
      <text:p text:style-name="P84"><text:bookmark text:name="_kw63sm4qi6bu"/><text:span text:style-name="T11">2. Competitive Differentiation</text:span></text:p>
      <text:list xml:id="list3003871009" text:style-name="WWNum4">
        <text:list-item>
          <text:p text:style-name="P61"><text:span text:style-name="T2">Analyzing the market landscape helps identify gaps in existing solutions and areas where innovation is needed.</text:span></text:p>
        </text:list-item>
      </text:list>
      <text:p text:style-name="P84"><text:bookmark text:name="_uk19no4f1ojb"/><text:span text:style-name="T11">3. Aligning with Industry Growth Areas</text:span></text:p>
      <text:list xml:id="list32050117" text:style-name="WWNum31">
        <text:list-item>
          <text:p text:style-name="P62"><text:span text:style-name="T2">Staying informed about market trends ensures the software is built for scalability in high-growth sectors.</text:span></text:p>
        </text:list-item>
      </text:list>
      <text:p text:style-name="P84"><text:bookmark text:name="_zcdp2gjdtsd"/><text:span text:style-name="T11">4. Enhancing Monetization Strategies</text:span></text:p>
      <text:list xml:id="list1884328258" text:style-name="WWNum19">
        <text:list-item>
          <text:p text:style-name="P63"><text:span text:style-name="T2">Market trends provide insights into pricing models, such as subscription-based services, freemium models, or enterprise licensing.</text:span></text:p>
        </text:list-item>
      </text:list>
      <text:p text:style-name="P84"><text:bookmark text:name="_rff38juwbcuf"/><text:soft-page-break/><text:span text:style-name="T11">5. Future-Proofing and Adaptability</text:span><text:span text:style-name="T9">.</text:span></text:p>
      <text:list xml:id="list2502858159" text:style-name="WWNum6">
        <text:list-item>
          <text:p text:style-name="P64"><text:span text:style-name="T2">Example: Growing concerns about AI ethics and transparency may push software development toward explainable AI and user control features.</text:span></text:p>
        </text:list-item>
      </text:list>
      <text:p text:style-name="P84"><text:bookmark text:name="_8tytkdayo1zn"/><text:span text:style-name="T11">6. Influencing Marketing and Brand Positioning</text:span></text:p>
      <text:list xml:id="list3960787962" text:style-name="WWNum10">
        <text:list-item>
          <text:p text:style-name="P65"><text:span text:style-name="T2">Understanding trends helps craft messaging that resonates with target audiences and aligns with what’s currently in demand.</text:span></text:p>
        </text:list-item>
      </text:list>
      <text:p text:style-name="P70"/>
      <text:p text:style-name="P75"/>
      <text:p text:style-name="P73"/>
      <text:p text:style-name="P70"/>
      <text:p text:style-name="P70"/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Playfair Display" fo:font-family="'Playfair Display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236" style:display-name="ListLabel 236" style:family="text">
      <style:text-properties style:font-name="Playfair Display" fo:font-family="'Playfair Display'" style:font-family-generic="roman" style:font-pitch="variable" fo:font-size="12pt"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font-name="Playfair Display" fo:font-family="'Playfair Display'" style:font-family-generic="roman" style:font-pitch="variable" fo:font-size="10pt"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204" meta:word-count="2613" meta:character-count="18683" meta:non-whitespace-character-count="16108"/>
    <meta:generator>LibreOfficeDev/6.0.5.2$Linux_X86_64 LibreOffice_project/</meta:generator>
  </office:meta>
</office:document-meta>
</file>